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289" officeooo:paragraph-rsid="000f1289"/>
    </style:style>
    <style:style style:name="P2" style:family="paragraph" style:parent-style-name="Standard">
      <style:paragraph-properties fo:text-align="justify" style:justify-single-word="false"/>
      <style:text-properties officeooo:rsid="000f1289" officeooo:paragraph-rsid="000f1289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f1289" officeooo:paragraph-rsid="000f128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er">
      <style:text-properties officeooo:rsid="000f1289" officeooo:paragraph-rsid="000f128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1a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Entorno y software empleado para MyFit:</text:p>
      <text:p text:style-name="P2"/>
      <text:p text:style-name="P2">Entornos de desarrollo: Atom, visual studio code.</text:p>
      <text:p text:style-name="P2"/>
      <text:p text:style-name="P2">Bases de datos: PostgreSQL</text:p>
      <text:p text:style-name="P2"/>
      <text:p text:style-name="P2">Despliegue: Heroku, <text:span text:style-name="T2">despliegue en </text:span>local y vps opcional.</text:p>
      <text:p text:style-name="P2"/>
      <text:p text:style-name="P2">Servidor web: Apache integrado en despliegue local y heroku.</text:p>
      <text:p text:style-name="P2"/>
      <text:p text:style-name="P2">Frameworks: Yii2 <text:span text:style-name="T2">(obligatorio).</text:span></text:p>
      <text:p text:style-name="P2"/>
      <text:p text:style-name="P2">Plugins: Ventanas Modales, Google Maps.</text:p>
      <text:p text:style-name="P2"/>
      <text:p text:style-name="P2">Lenguaje de para acceder al servidor: PHP, AJAX</text:p>
      <text:p text:style-name="P2"/>
      <text:p text:style-name="P2">Lenguaje programación en el lado del cliente: JavaScript, <text:span text:style-name="T2">AJAX.</text:span></text:p>
      <text:p text:style-name="P2"/>
      <text:p text:style-name="P2">Navegadores: Chrome, Firefox.</text:p>
      <text:p text:style-name="P2"/>
      <text:p text:style-name="P2">Equipo de desarrollo: PC propio y equipo del centro educativo.</text:p>
      <text:p text:style-name="P2"/>
      <text:p text:style-name="P2">Sistema operativo de desarrollo: Linux</text:p>
      <text:p text:style-name="P2"/>
      <text:p text:style-name="P2">Diseño: CSS3, CSS3 integrado en bootstrap.</text:p>
      <text:p text:style-name="P2"/>
      <text:p text:style-name="P2">Maquetación: Diseño flexible con bootstrap (v3 | v4)</text:p>
      <text:p text:style-name="P2"/>
      <text:p text:style-name="P2">Librerías externas: <text:span text:style-name="T2">Jquery, </text:span>Google Maps, Bootstrap, entre otros.</text:p>
      <text:p text:style-name="P2"/>
      <text:p text:style-name="P2">Servicios externos: Amazon Web Services para almacenamiento de algunos datos multimedia (imágenes).</text:p>
      <text:p text:style-name="P2"/>
      <text:p text:style-name="P2">Control de versiones: Git, GitHub.</text:p>
      <text:p text:style-name="P2"/>
      <text:p text:style-name="P2">Documentación: GitHub Pages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1289" officeooo:paragraph-rsid="000f1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º DAW</text:p>
        <text:p text:style-name="MP1"/>
        <text:p text:style-name="MP1">IES Doña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26:55.910382919</meta:creation-date>
    <dc:date>2019-03-29T20:41:09.501682460</dc:date>
    <meta:editing-duration>PT2M13S</meta:editing-duration>
    <meta:editing-cycles>1</meta:editing-cycles>
    <meta:document-statistic meta:table-count="0" meta:image-count="0" meta:object-count="0" meta:page-count="1" meta:paragraph-count="20" meta:word-count="126" meta:character-count="897" meta:non-whitespace-character-count="790"/>
    <meta:generator>LibreOffice/6.0.7.3$Linux_X86_64 LibreOffice_project/00m0$Build-3</meta:generator>
  </office:meta>
</office:document-meta>
</file>